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JetBrains Mono" svg:font-family="'JetBrains Mono', monospace"/>
    <style:font-face style:name="Liberation Serif" svg:font-family="'Liberation Serif'" style:font-family-generic="roman" style:font-pitch="variable"/>
    <style:font-face style:name="Menlo-Regular" svg:font-family="Menlo-Regular, monospac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fo:color="#000000" loext:opacity="100%" fo:background-color="transparent"/>
    </style:style>
    <style:style style:name="P2" style:family="paragraph" style:parent-style-name="Standard">
      <style:text-properties fo:color="#000000" loext:opacity="100%" fo:background-color="transparent"/>
    </style:style>
    <style:style style:name="T1" style:family="text">
      <style:text-properties style:font-name="JetBrains Mono"/>
    </style:style>
    <style:style style:name="T2" style:family="text">
      <style:text-properties style:font-name="JetBrains Mono" fo:background-color="#e6e905" loext:char-shading-value="0"/>
    </style:style>
    <style:style style:name="T3" style:family="text">
      <style:text-properties style:font-name="JetBrains Mono" fo:background-color="#ff0000" loext:char-shading-value="0"/>
    </style:style>
    <style:style style:name="T4" style:family="text">
      <style:text-properties style:font-name="JetBrains Mono" fo:background-color="#158466" loext:char-shading-value="0"/>
    </style:style>
    <style:style style:name="T5" style:family="text">
      <style:text-properties style:font-name="JetBrains Mono" fo:background-color="#c9211e" loext:char-shading-value="0"/>
    </style:style>
    <style:style style:name="T6" style:family="text">
      <style:text-properties style:font-name="JetBrains Mono" fo:background-color="#ffff00" loext:char-shading-value="0"/>
    </style:style>
    <style:style style:name="T7" style:family="text">
      <style:text-properties style:font-name-complex="Menlo-Regular"/>
    </style:style>
    <style:style style:name="T8" style:family="text">
      <style:text-properties officeooo:rsid="00167e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Книга дикарей<text:line-break/>Материал из </text:span><text:span text:style-name="T2">Википедии</text:span><text:span text:style-name="T1"> — свободной энциклопедии<text:line-break/><text:line-break/>Пиктограммы «Книги дикарей», вероятно изображающие улей. Внизу немецкая подпись «Honig», то есть «мёд»<text:line-break/>«Кни́га дикаре́й» (фр. Livre des sauvages) — ученическая тетрадка, по всей вероятности принадлежавшая мальчику-немцу. В течение около ста лет (ок. 1750—1851) принималась за сборник пиктограмм канадских индейцев. В этом качестве её «дешифровал» миссионер и знаток индейских письменностей аббат </text:span><text:span text:style-name="T2">Эммануэль Домене</text:span><text:span text:style-name="T1">. Скандал, возникший вокруг «Книги дикарей», стал серьёзным предостережением против метода, при котором некий факт вписывается в заранее существующую теорию при учёте лишь того, что соответствует ей, остальное же игнорируется.<text:line-break/><text:line-break/>Подлинный автор «Книги» остался неизвестен. Ныне «Книга дикарей» хранится в </text:span><text:span text:style-name="T2">Библиотеке Арсенала</text:span><text:span text:style-name="T1"> (</text:span><text:span text:style-name="T2">Париж</text:span><text:span text:style-name="T1">, </text:span><text:span text:style-name="T2">Франция</text:span><text:span text:style-name="T1">). По всей видимости, то, что ученическая тетрадь нашла в ней своё место, является результатом не мистификации, а случайной ошибки с весьма серьёзными последствиями.<text:line-break/><text:line-break/>Книга дикарей<text:line-break/><text:line-break/>Ещё одна пиктограмма из «Книги дикарей». Сейчас её полагают картинкой, изображающей учителя, наказывающего мальчика розгами<text:line-break/>Так называемая «Книга дикарей» представляет собой рукопись, состоявшую из 114 листов в четвёртку (ин-кварто), исписанных с обеих сторон, из плотной бумаги канадского производства, записи на которых делались «серебряным» и красным карандашами. Несколько страниц отсутствуют, остальные более или менее попорчены морской водой, видимо, во время путешествия в </text:span><text:span text:style-name="T2">Европу</text:span><text:span text:style-name="T1">. Рукопись находилась в коробке, закрывающейся на замок, и в течение около ста лет являлась собственностью маркизов де Польми, прежде чем один из них — </text:span><text:span text:style-name="T2">Антуан-Рене де Польми д’Арженсон </text:span><text:span text:style-name="T1">продал её в 1785 году в составе своей библиотеки </text:span><text:span text:style-name="T2">Арсеналу Франции</text:span><text:span text:style-name="T1">. Подлинное происхождение «Книги дикарей» осталось неизвестным, однако </text:span><text:span text:style-name="T2">Домене</text:span><text:span text:style-name="T1"> предположил, что она была передана </text:span><text:span text:style-name="T2">де Польми</text:span><text:span text:style-name="T1"> одним из американских миссионеров в качестве диковинки, так как среди прочего в собрании маркиза фигурировало множество экзотических манускриптов, в частности китайских. В 1850 году на странную рукопись обратил внимание смотритель библиотеки </text:span><text:span text:style-name="T2">Арсенала</text:span><text:span text:style-name="T1"> </text:span><text:span text:style-name="T2">Поль </text:span><text:soft-page-break/><text:span text:style-name="T2">Лакруа</text:span><text:span text:style-name="T1">.<text:line-break/><text:line-break/>Несколько позднее книгой заинтересовался некий мексиканский миссионер, снявший с неё копию с намерением опубликовать «неизвестный и единственный в мире манускрипт» в </text:span><text:span text:style-name="T2">Соединённых Штатах</text:span><text:span text:style-name="T1">. Однако французы — из патриотических соображений, памятуя, что </text:span><text:span text:style-name="T2">Квебек</text:span><text:span text:style-name="T1"> ещё в недавнем прошлом принадлежал им и потерян в войне с англичанами, — решили немедленно выпустить манускрипт и, желательно, его дешифровку, таким образом закрепив за собой приоритет открытия. Специальный приказ об этом отдал один из министров </text:span><text:span text:style-name="T2">Наполеона III</text:span><text:span text:style-name="T1">, и к этой работе был привлечён аббат </text:span><text:span text:style-name="T2">Домене</text:span><text:span text:style-name="T1"> как признанный знаток индейской проблемы. Возможно, эта спешка также предопределила ошибку, сделавшую из </text:span><text:span text:style-name="T2">Домене</text:span><text:span text:style-name="T1"> и его работы всеобщее посмешище.<text:line-break/><text:line-break/>Состояние лингвистической науки в середине XIX века<text:line-break/><text:line-break/>XIX век в истории языкознания ознаменовался расцветом компаративизма. «</text:span><text:span text:style-name="T3">Открытие</text:span><text:span text:style-name="T1">» санскрита </text:span><text:span text:style-name="T2">Уильямом Джонсом</text:span><text:span text:style-name="T1">, обратившим внимание на его удивительное сходство с древнегреческим и латынью, которое подтолкнуло его к выдвижению смелой гипотезы о том, что санскрит вместе с готским, кельтскими и древнеперсидским языком восходят к одному корню и имеют своим предком один и тот же праязык, и вместе относятся к одной и той же языковой семье, среди прочего придало новый толчок старому спору о происхождении языка. Именно в этом веке рождается сравнительно-историческое языкознание, представленное такими именами, как братья </text:span><text:span text:style-name="T2">Гримм</text:span><text:span text:style-name="T1"> — </text:span><text:span text:style-name="T2">Якоб</text:span><text:span text:style-name="T1"> и </text:span><text:span text:style-name="T2">Вильгельм</text:span><text:span text:style-name="T1">, </text:span><text:span text:style-name="T2">Расмус Раск</text:span><text:span text:style-name="T1">, </text:span><text:span text:style-name="T2">Фридрих Шлегель</text:span><text:span text:style-name="T1">, </text:span><text:span text:style-name="T2">Франц Бопп</text:span><text:span text:style-name="T1">, впервые разрабатывается теория праязыка и способы реконструкции древних форм бесписьменного периода. Это направление дополняет собой типология — сравнение между собой языков (в первую очередь, родственных) с целью выявления общих форм, различию тех из них, которые восходят к языку-прародителю и прочих, появившихся независимо друг от друга, в результате действия одних и тех же лингвистических законов.<text:line-break/><text:line-break/>Однако стоит заметить, что языкознание того времени ограничивалось в первую очередь индоевропейскими или, как тогда принято было говорить, «индогерманскими языками», при том что семиотика, наука о письменности, как таковая </text:span><text:soft-page-break/><text:span text:style-name="T1">ещё не родилась (начало систематического изучения отношений между знаком и смыслом обычно относят к XX веку, работам </text:span><text:span text:style-name="T2">Ф. де Соссюра</text:span><text:span text:style-name="T1">); существовали разрозненные описания отдельных видов письма, изредка уделялось внимание их развитию во времени.<text:line-break/><text:line-break/>Что касается систем письменности как таковых, в середине XIX века европейские учёные были хорошо знакомы со всеми их типами, известными и поныне.<text:line-break/><text:line-break/>Кроме алфавитных систем, присущих всем языкам, в частности языкам </text:span><text:span text:style-name="T2">Западной Европы</text:span><text:span text:style-name="T1">, с древних времён было известно т. н. «консонантное» письмо, древний алфавит которого складывался исключительно из знаков для согласных, к которым уже позднее прибавились т. н. «матери чтения» (лат. matres lectionis, ивр. </text:span><text:span text:style-name="T7">אם קריאה‎</text:span><text:span text:style-name="T1">) — то есть знаки для долгих гласных.<text:line-break/><text:line-break/>Подлинная индейская пиктограмма. Прошение на имя президента </text:span><text:span text:style-name="T4">США</text:span><text:span text:style-name="T1"> (1849 год). Содержание: «Племена журавля, трёх куниц, медведя, морского человека и сома поручили в едином порыве сердец главе племени журавля обратиться с просьбой к президенту о разрешении им переселиться в область озёр». Единство обозначается линиями, соединяющими сердца и глаза тотемных животных, искомые озёра обозначены в левом нижнем углу изображения<text:line-break/>С древнееврейским письмом </text:span><text:span text:style-name="T2">Европа</text:span><text:span text:style-name="T1"> познакомилась благодаря Библии, изучение которой в подлиннике было одной из обязательных дисциплин в изучении богословия, через </text:span><text:span text:style-name="T2">Испанию</text:span><text:span text:style-name="T1"> и </text:span><text:span text:style-name="T2">Сицилию</text:span><text:span text:style-name="T1"> </text:span><text:span text:style-name="T2">Европа</text:span><text:span text:style-name="T1"> познакомилась с арабской наукой и соответственно — с арабским языком и его системой письма.<text:line-break/><text:line-break/>Тот же </text:span><text:span text:style-name="T2">Уильям Джонс</text:span><text:span text:style-name="T1">, бывший судьёй в </text:span><text:span text:style-name="T2">Бенгалии</text:span><text:span text:style-name="T1"> в 1783—1794 годах, среди прочего открыл для европейских учёных систему письма деванагари, относящегося к типу т. н. «абугид», или систем слогового письма, в котором каждый знак соответствует слогу типа «согласный + гласный», слегка видоизменяясь в зависимости от конкретной гласной формы.<text:line-break/><text:line-break/>Система собственно слогового письма, в которой каждому слогу языка соответствовал собственный, непохожий на других знак, стала известной после дешифровки </text:span><text:span text:style-name="T2">Г. Гротефендом</text:span><text:span text:style-name="T1"> древнеперсидского письма.<text:line-break/></text:span><text:soft-page-break/><text:span text:style-name="T1"><text:line-break/>Первые знания о иероглифике пришли вместе с отчётами путешественников в </text:span><text:span text:style-name="T2">Китай</text:span><text:span text:style-name="T1"> и </text:span><text:span text:style-name="T2">Японию</text:span><text:span text:style-name="T1">, в частности в работах иезуитских миссионеров, изучавших языки этих стран (например, </text:span><text:span text:style-name="T3">De Christina expeditione apud Sinas</text:span><text:span text:style-name="T1"> </text:span><text:span text:style-name="T2">Маттео Риччи</text:span><text:span text:style-name="T1"> и </text:span><text:span text:style-name="T2">Николя Триго</text:span><text:span text:style-name="T1">, 1615). Одной из ранних китайских грамматик была «Arte de la lengua mandarina», то есть «Искусство китайского языка», написанная миссионером-доминиканцем </text:span><text:span text:style-name="T2">Франсиско Варо</text:span><text:span text:style-name="T1"> на испанском языке в 1704 году.<text:line-break/><text:line-break/></text:span><text:span text:style-name="T2">Ж.-Ф. Шампольон</text:span><text:span text:style-name="T1">, дешифровавший египетские иероглифы, сумел впервые дать также классификацию знаков подобных систем письма, не потерявшую значения и поныне. Так, он разделял т. н. «иероглифы», находящиеся на древнеегипетских памятниках, на священные знаки, имеющие исключительно сакральную функцию (как то: уроборос, голубь с лавровой ветвью и т. д.), идеограммы — выражающие общее понятие, и собственно фонетические знаки.<text:line-break/><text:line-break/>Открытие и освоение </text:span><text:span text:style-name="T2">Америки</text:span><text:span text:style-name="T1"> принесло знание о т. н. предметной письменности (примером которой может служить узелковое письмо «кипу») и пиктографии — рисуночном письме.<text:line-break/><text:line-break/>Знания европейских учёных того времени о системах индейской письменности<text:line-break/><text:line-break/>Этот раздел имеет чрезмерный объём или содержит маловажные подробности неэнциклопедичного характера.<text:line-break/>Если вы не согласны с этим, пожалуйста, покажите в тексте существенность излагаемого материала. В противном случае раздел может быть удалён. Подробности могут быть на странице обсуждения.<text:line-break/><text:line-break/>Двуязычная вывеска на почтовом отделении, сделанная по-английски и письмом чероки. Так же как в «Книге дикарей», буквы, похожие на латинские, перемежаются «непонятными знаками»<text:line-break/>Первыми системами индейской письменности, которые стали известны с начала испанского завоевания </text:span><text:span text:style-name="T2">Центральной и Южной Америки</text:span><text:span text:style-name="T1">, были майяское и ацтекское иероглифическое письмо, а также «узелковое письмо» кипу (при том, что иногда полагается, будто кипу было не письмом, но </text:span><text:soft-page-break/><text:span text:style-name="T1">мнемоническим средством или «счётами»). Глубокое изучение систем письма доколумбовой </text:span><text:span text:style-name="T2">Америки</text:span><text:span text:style-name="T1"> началось в XVI веке, главным образом силами миссионеров.<text:line-break/><text:line-break/>Кроме собственно индейских, в начале XIX века были хорошо известны попытки создания индейской письменности на основе европейских алфавитов — так, индеец </text:span><text:span text:style-name="T2">Секвойя</text:span><text:span text:style-name="T1">, не умевший ни читать, ни писать по-английски, сумел создать оригинальную слоговую систему письма для языка чероки, которая употребляется и поныне. Формы знаков созданы под впечатлением от латинского алфавита, однако их звуковые значения не имеют ничего общего с латинскими прототипами.<text:line-break/><text:line-break/>Микмакские слоговые знаки на берёсте упоминает в своей работе и сам </text:span><text:span text:style-name="T2">Домене</text:span><text:span text:style-name="T1">. Он же говорит о пропавших мексиканских кодексах кавалера </text:span><text:span text:style-name="T2">Л. Ботурини</text:span><text:span text:style-name="T1">, лишь частично осевших в коллекциях </text:span><text:span text:style-name="T2">А. Гумбольдта и Обена</text:span><text:span text:style-name="T1">, в берлинской </text:span><text:span text:style-name="T2">Национальной библиотеке</text:span><text:span text:style-name="T1"> и </text:span><text:span text:style-name="T2">Национальной библиотеке</text:span><text:span text:style-name="T1"> в </text:span><text:span text:style-name="T2">Париже</text:span><text:span text:style-name="T1">.<text:line-break/><text:line-break/>В 1840-х годах для языка кри миссионером Д</text:span><text:span text:style-name="T2">жеймсом Эвансом </text:span><text:span text:style-name="T1">была разработана ещё одна силлабическая система письма.<text:line-break/><text:line-break/>Существуют также несколько «кодексов», записанных индейцами с помощью латинского алфавита, в частности, знаменитый манускрипт Уарочири.<text:line-break/><text:line-break/></text:span><text:span text:style-name="T2">Аббат Эммануэль Домене</text:span><text:span text:style-name="T1"><text:line-break/><text:line-break/></text:span><text:span text:style-name="T2">Эммануэль-Анри-Дьедонне Домене</text:span><text:span text:style-name="T1"> (фр. </text:span><text:span text:style-name="T5">Emmanuel-Henri-Diedonné Domenech</text:span><text:span text:style-name="T1">, 4 ноября 1826 — ок. 1903 или 1904 года) родился в </text:span><text:span text:style-name="T2">Лионе</text:span><text:span text:style-name="T1"> (</text:span><text:span text:style-name="T2">Франция</text:span><text:span text:style-name="T1">), учился в духовной семинарии, но, не закончив её, двадцати лет от роду избрал для себя миссионерскую деятельность в </text:span><text:span text:style-name="T2">Техасе</text:span><text:span text:style-name="T1">.<text:line-break/><text:line-break/>Около двух лет (1846—1848) он провёл в </text:span><text:span text:style-name="T2">Сент-Луисе</text:span><text:span text:style-name="T1">, где закончил своё образование, изучил английский и немецкий языки (как выяснилось позднее, второй он знал достаточно поверхностно) и наконец, в 1848 году начал своё миссионерское служение в </text:span><text:span text:style-name="T2">Кастровилле</text:span><text:span text:style-name="T1">, городке, основанном немецкими колонистами, затем оттуда перебрался в </text:span><text:span text:style-name="T2">Браунсвилл</text:span><text:span text:style-name="T1">, заслужив уважение и авторитет среди жителей </text:span><text:span text:style-name="T2">Южного Техаса</text:span><text:span text:style-name="T1">.<text:line-break/><text:line-break/>В 1850 году он ненадолго вернулся в </text:span><text:span text:style-name="T2">Европу</text:span><text:span text:style-name="T1">, следующие два </text:span><text:soft-page-break/><text:span text:style-name="T1">года вновь провёл в </text:span><text:span text:style-name="T2">Техасе</text:span><text:span text:style-name="T1">, где продолжил миссионерское служение вплоть до 1852 года, когда, окончательно подорвав своё здоровье, вынужден был вернуться во </text:span><text:span text:style-name="T2">Францию</text:span><text:span text:style-name="T1">, где получил место каноника в </text:span><text:span text:style-name="T2">Монпелье</text:span><text:span text:style-name="T1">.<text:line-break/><text:line-break/>В 1861 году он ещё раз посетил американский континент в качестве раздаятеля милостыни и капеллана императора </text:span><text:span text:style-name="T2">Максимилиана</text:span><text:span text:style-name="T1">. Окончательно осев во </text:span><text:span text:style-name="T2">Франции</text:span><text:span text:style-name="T1">, он посвятил остаток жизни исполнению своих священнических функций, а также путешествиям и литературному творчеству.<text:line-break/><text:line-break/>В 1882—1883 годах в последний раз посетил </text:span><text:span text:style-name="T2">Америку</text:span><text:span text:style-name="T1">. Скончался в конце 1903 (или в начале 1904 года) от апоплексического удара. Был похоронен в </text:span><text:span text:style-name="T2">Лионе</text:span><text:span text:style-name="T1"> с военными почестями.<text:line-break/><text:line-break/></text:span><text:span text:style-name="T2">Эммануэль Домене</text:span><text:span text:style-name="T1"> был несомненно образованным человеком, так как прекрасно знал латинский, древнегреческий, древнеегипетский, китайский материал, как то следует из многочисленных замечаний в его собственных книгах, касательно </text:span><text:span text:style-name="T2">Америки</text:span><text:span text:style-name="T1">, был сведущ в истории </text:span><text:span text:style-name="T2">Мексики</text:span><text:span text:style-name="T1">, в частности знаком с работами ацтекского принца </text:span><text:span text:style-name="T2">Иштлилшочитля</text:span><text:span text:style-name="T1">, кодексами на языках тольтекском и науатль, а также с пиктографическими системами письма американских индейцев.<text:line-break/><text:line-break/>Дешифровка иероглифов «Книги дикарей»<text:line-break/>Начиная работу, </text:span><text:span text:style-name="T3">Домене</text:span><text:span text:style-name="T1"> разделил все изображения на собственно иероглифы (то есть рисунки), изображения европейских цифр (или нечто на них похожее) и третий тип, частично состоявший из европейских букв, частично из «неизвестных символов», — по аналогии с письмом чероки, аббат предположил, что этот третий тип представляет собой слоговое письмо, однако за недостатком времени и необходимой информации отказался от попыток его интерпретации.<text:line-break/><text:line-break/>В связи с тем что среди знаков «третьего типа» ясно прочитывались имена </text:span><text:span text:style-name="T3">Maria</text:span><text:span text:style-name="T1">, </text:span><text:span text:style-name="T3">Anna</text:span><text:span text:style-name="T1"> и </text:span><text:span text:style-name="T3">Joannes</text:span><text:span text:style-name="T1">, </text:span><text:span text:style-name="T2">Домене </text:span><text:span text:style-name="T1">предположил, что имеет дело с записью колониального периода, сделанной уже после обращения северных племён в христианство; то, что манускрипт был привезён из </text:span><text:span text:style-name="T2">Новой Франции</text:span><text:span text:style-name="T1">, навело его на мысль, что перед ним письмо местных алгонкинских или ирокезских индейцев. Среди третьего типа он отметил «несколько весьма ясно читаемых </text:span><text:soft-page-break/><text:span text:style-name="T1">слов английского или немецкого происхождения».<text:line-break/><text:line-break/>Собственно иероглифы аббат разделил на четырнадцать групп или, по его собственному выражению, «глав».<text:line-break/><text:line-break/>Первая — неполная глава, несколько листов в начале отсутствуют. стр. 1—12 <text:s text:c="5"/><text:line-break/>Дух, благословляющий сидящих на корточках индейцев. Крест Св. Андрея, должный символизировать скальп, фаллос — символ плодородия. <text:s text:c="2"/>Первая страница открывалась изображением животного («тотема», как предположил </text:span><text:span text:style-name="T2">Домене</text:span><text:span text:style-name="T1"> по аналогии с подобными изображениями) и латинской цифрой X, которая у индейцев, по наблюдениям аббата, имела обычное цифровое значение. Третий знак дешифровке не поддавался, четвёртый выглядел как набор из цифр 10, 1, 0 и лежащей на боку восьмёрки, которые </text:span><text:span text:style-name="T3">Домене</text:span><text:span text:style-name="T1"> дешифровал как знак времени «0 между двумя чертами», соответствовавший «дню или времени, когда исполнялись фаллические обряды, нарисованные далее». В следующих знаках аббат распознал «рога, символ власти», изображение небесного свода и индейца, указывавшего пальцем на группу из четырёх соплеменников, после чего следовала фаллическая сцена, и всё вместе, по мнению аббата, следовало понимать как прославление великой силы солнца, небесного божества, дающего плодородие. Ещё несколько рисунков в «первой части» — среди прочих, находящиеся на разорванной четвёртой странице, определялись как «мертвец» (человек без головы), крест </text:span><text:span text:style-name="T3">Св. Андрея</text:span><text:span text:style-name="T1">, скальп и божество с солнечным нимбом. Сцена порки, по мнению </text:span><text:span text:style-name="T2">Домене</text:span><text:span text:style-name="T1">, представляла собой посвящение, где шаман держит в руке орлиное перо (стилизованное под хворостину), передавая адепту «эманацию сакральной силы», далее нашлось изображение «священного дерева» и т. д. — иными словами, по мнению дешифровщика, первая часть была полностью посвящена оргиастическим обрядам, имевшим своей целью обеспечить плодородие.<text:line-break/><text:line-break/>Вторая — стр. 13—16, причём 14 и 15 остались чистыми, что видимо, следует приписать случайности. <text:s text:c="6"/><text:line-break/>Индеец с фаллическим символом или знаком власти на голове. Христианская часовня. Дерево, символизирующее лес, волшебный камень и волшебная кость. <text:s text:c="2"/>По </text:span><text:span text:style-name="T3">Домене</text:span><text:span text:style-name="T1">, была посвящена процессу христианизации туземцев. На ней, кроме очередного фаллического символа мощи, нашлось изображение христианской часовни, дерева </text:span><text:soft-page-break/><text:span text:style-name="T1">(символизирующего лес или рощу, как то принято изображать в индейских манускриптах), а также «волшебного камня» и «волшебной кости». В изображении круга, перечёркнутого крестом, аббату удалось распознать символ миссионера, преподающего индейцам, уже обращённым в католичество, таинство причастия. Сам символ, по его мнению, должен был значить гостию.<text:line-break/><text:line-break/>Третья — стр. 17—27. <text:s text:c="6"/><text:line-break/>Великий маг или дух, причём две головы — символ его «удвоенной» магической мощи как в реальном, так и в потустороннем мире. Лежащая фигура изображает мертвеца или человека, с помощью колдовства лишённого способностей знахаря. <text:s text:c="2"/>Изображает индейских знахарей (medicine men), украшенных перьями, и т. н. «медицинские мешки» — обязательный атрибут их профессии и медицинский шалаш. Здесь же находились пары, с головами и глазами, соединёнными линией, что по обычной индейской символике должно было обозначать «единство взглядов и мыслей». Очередная сцена порки на этот раз интерпретировалась как шаман, излечивающий больного путём добывания из его внутренностей «духа».<text:line-break/><text:line-break/>Четвёртая — стр. 28—40. <text:s text:c="3"/><text:line-break/>Вождь, увенчанный рогами — символом могущества в сопровождении личного духа. Внизу — два вождя с символами луны или ночи, полукружьями, в руках. <text:s text:c="3"/>Поставила исследователя в тупик. Она, в основном, посвящалась также откровенным сценам фаллического содержания, однако здесь нашёлся таинственный знак, напоминающий ножницы, и над ним человеческая фигура. Исходя из того, что индейцы ножницами не пользуются, аббат предположил, что перед ним изображение тотема. Здесь же нашлось изображение человека с диском в руке, что было понято как «луна» или ночь, очередной рогатый вождь. Изображение косых линий дождя дало возможность думать, что речь в четвёртой части идёт о заклинании погоды. Здесь же находилась палатка, увенчанная крестом, — как то практиковалось среди первых миссионеров, осваивавших канадский север.<text:line-break/><text:line-break/>Пятая — стр. 41—48, сильно попорченная. <text:s text:c="3"/><text:line-break/>Пленник, привязанный к столбу, и марширующий мимо него дух в снегоступах, «слушающий» небо вождь и индейские дети. <text:s/>Начинается разорванной 41-й страницей. Здесь нашлось изображение «вождя» с карикатурно огромными ушами </text:span><text:soft-page-break/><text:span text:style-name="T1">(то есть «слушающего») и человека, марширующего в снегоступах мимо привязанного к столбу пленника. Снегоступы, по мнению аббата, должны были значить, что перед нами не живой человек, а дух. На 47-й странице нашлось имя «Anna», которое аббат счёл необходимым понимать в буквальном смысле.<text:line-break/><text:line-break/>Шестая — стр. 49—60. <text:s text:c="6"/><text:line-break/>Два вождя с соединёнными цепочкой головами — как знак единства их мыслей и заключения союза. Луна (перечёркнутый кружок) как символ ночи и времени колдовства и заключения магических союзов. Тотем, похожий на лошадь или осла, вероятно изображающий рысь. <text:s text:c="3"/>Несёт изображение «отдыхающего вождя» (ибо его тотем стоит прямо, а не перевёрнут, как у мёртвого), шесть детских фигур (три мальчика и три девочки), охотника с ружьём у дерева (то есть в лесу) и несколько соединённых колечек, значение которых аббат не сумел разгадать (как возможное предполагалось значение «облака», «союз» или «изобилие»).<text:line-break/><text:line-break/>Седьмая — стр. 61—86. <text:s text:c="5"/><text:line-break/>Ребёнок в могиле как символ Рождества или Св. Гроба. <text:s text:c="3"/>Состояла из рисунков, по мнению исследователя, изображавших битву, животные тотемы, причём один из них, напоминавший по виду лошадь или осла, мог на самом деле быть изображением рыси. Здесь же, наряду с охотничьими обрядами, оказались «рисунок ребёнка в могиле» и двух жрецов по обеим сторонам, что аббат поспешил интерпретировать как изображение сцены Рождества или, наоборот, Святого Гроба. Первое, по-видимому, подтверждалось надписью на следующей странице — </text:span><text:span text:style-name="T3">«Мария»</text:span><text:span text:style-name="T1">. Впрочем, аббат проявил осторожность и отказался делать какие-либо выводы до более скрупулёзного исследования.<text:line-break/><text:line-break/>Восьмая — стр. 87—93. Самая короткая <text:s text:c="6"/><text:line-break/>Послы от европейцев или от южных племён, присланные для переговоров. Широкие линии, похожие на хвосты, справа от фигур, по всей видимости, символизируют медицинские мешки — неотъемлемый атрибут знахаря. <text:s/>Короткая восьмая часть (страницы 87—93) изображала людей с квадратными причёсками, возможно, европейцев или южан, прибывших для переговоров.<text:line-break/><text:line-break/>Девятая — стр. 94—109. <text:s text:c="4"/><text:line-break/>Кукурузное или рисовое поле, работающие индейцы. <text:s text:c="3"/></text:span><text:soft-page-break/><text:span text:style-name="T1">Изображала рисовое или кукурузное поле, человека с птичьей головой (должного символизировать могущественный дух разрушения или некую аллегорию не совсем ясного содержания) и охотничью сцену. Несколько страниц отсутствовало.<text:line-break/><text:line-break/>Десятая — стр. 109—116. <text:s text:c="3"/><text:line-break/>Индейцы на тропе войны. Частично посвящалась историческим событиям, частично — религии. Здесь нашлось вновь изображение палатки с крестом и щитов, должных защитить воинов от пуль белых поселенцев.<text:line-break/><text:line-break/>Одиннадцатая — стр. 117—140. <text:s text:c="6"/><text:line-break/>Переселение двух племён с </text:span><text:span text:style-name="T2">Востока</text:span><text:span text:style-name="T1"> на </text:span><text:span text:style-name="T2">Запад</text:span><text:span text:style-name="T1"> в местность, богатую лесами и целебными травами. Сверху отмечается, сколько «лун» заняло путешествие. <text:s text:c="3"/>По мнению аббата, описывала деревню и её обитателей (причём знаки, напоминающие цифры, были приняты за их количество), собранный урожай, битву двух племён с указанием количества убитых и раненых, бочонок «огненной воды» и связку шкур, видимо, для обмена, муфлона и некую группу охотников или воинов, переселение. Далее следовала битва, воплощавший её дух войны и, наконец, торжество победившего вождя и его племени.<text:line-break/><text:line-break/>Двенадцатая — стр. 141—173. <text:s text:c="3"/><text:line-break/>Картуши с цифровыми или символическими изображениями, европейцы с символами власти на голове. <text:s text:c="2"/>Изображала корабли, пришедшие с </text:span><text:span text:style-name="T2">Востока</text:span><text:span text:style-name="T1">, соединённых цепью людей, вновь индейского знахаря, монограмму Христа (Н и крест над ним), вновь имя </text:span><text:span text:style-name="T5">Мария</text:span><text:span text:style-name="T1">, картуши, напоминающие египетские, и картину, рассказывающую, по всей вероятности, историю грехопадения, европейцев с символами власти, мистические сцены, по всей видимости связанные с ритуалом посвящения, бой, примирение двух противоборствующих племён, сцену крещения и т. д.<text:line-break/><text:line-break/>Тринадцатая — стр. 174—209. <text:s text:c="3"/><text:line-break/>Фигура божества, человек с кроличьими ушами. <text:s text:c="3"/>Весьма сложная для понимания, изображает знахаря с птицей и сцену молитвы небесному божеству, далее следует изображение круга из точек с крестиком над ним, что можно однозначно интерпретировать как изображение католических чёток, скальпы и поселения белых (изображённые по индейской традиции в виде ряда палаток), божества и </text:span><text:soft-page-break/><text:span text:style-name="T1">человека с кроличьими ушами.<text:line-break/><text:line-break/>Четырнадцатая — стр. 210—228. <text:s text:c="5"/><text:line-break/>Религиозная сцена. <text:s/>Изображала, по всей видимости, миссионеров, епископские митры с крестом, церкви и молящихся.<text:line-break/><text:line-break/>Как отмечал </text:span><text:span text:style-name="T2">Домене</text:span><text:span text:style-name="T1">, большая часть изображений была присуща исключительно этому манускрипту, что во многом обуславливало его ценность. Будучи осторожным, аббат замечал также, что его работа носит во многом предварительный характер и будет в дальнейшем правиться и дополняться.<text:line-break/><text:line-break/>Таким образом, </text:span><text:span text:style-name="T2">Домене</text:span><text:span text:style-name="T1"> делал вывод, что содержание тетрадки в основе своей составляет рассказ о быте и переселении племён, появлении белых на их территории и христианизации индейцев. Рукопись свидетельствовала также о бесспорном существовании у краснокожих фаллического культа.<text:line-break/><text:line-break/>Разоблачение<text:line-break/></text:span><text:span text:style-name="T3">Работа Домене</text:span><text:span text:style-name="T1"> первоначально была оценена очень высоко, выдвигалось предложение пригласить аббата принять участие в конкурсе на соискание премии французской </text:span><text:span text:style-name="T2">Академии наук</text:span><text:span text:style-name="T1">. Однако в связи со спешкой и желанием во что бы то ни стало опередить американцев министру </text:span><text:span text:style-name="T2">Императорского двора</text:span><text:span text:style-name="T1"> предложено было издать работу </text:span><text:span text:style-name="T3">Домене</text:span><text:span text:style-name="T1">. Текст был дополнен иллюстрациями, достаточно полно представляющими содержание «Книги дикарей», и для сравнения даны подлинные индейские изображения, известные ранее. Книга вышла из печати под длинным заголовком «Manuscrit pictographique Américain précédé d’une Notice sur l’Ideographie des Peaux-Rouges par l’Abbé Em. Domenech, Membre de la Societé Géographique de Paris etc. Ouvrage publié sous les auspices de M. le Ministre d’État et de la Maison l’Empereur» («Иллюстрированное описание </text:span><text:span text:style-name="T6">Америки</text:span><text:span text:style-name="T1">, впервые сопровождаемое заметками, относящимися к пиктографии краснокожих, написано аббатом </text:span><text:span text:style-name="T6">Эм. Домене</text:span><text:span text:style-name="T1">, членом </text:span><text:span text:style-name="T6">Парижского Географического общества</text:span><text:span text:style-name="T1"> и т. д. Произведение издано и согласовано с </text:span><text:span text:style-name="T4">Государственным министром и министром Императорского двора</text:span><text:span text:style-name="T1">», </text:span><text:span text:style-name="T6">Париж</text:span><text:span text:style-name="T1">, 1860 год)<text:line-break/><text:line-break/>Однако вскоре вмешалась политика. Как иногда </text:span><text:soft-page-break/><text:span text:style-name="T1">предполагается, толчком к скандальному разоблачению оказалась речь графа Валевского, министра иностранных дел </text:span><text:span text:style-name="T6">Франции</text:span><text:span text:style-name="T1">, который, выступая с речью по поводу вручения премий Парижской художественной выставки, назвал </text:span><text:span text:style-name="T6">Францию</text:span><text:span text:style-name="T1"> учительницей других народов.<text:line-break/><text:line-break/></text:span><text:span text:style-name="T6">Германия</text:span><text:span text:style-name="T1"> была возмущена подобным славословием, и в следующем, 1861 году дрезденский библиограф </text:span><text:span text:style-name="T6">Й. Петцольдт </text:span><text:span text:style-name="T1">выпустил 16-страничную брошюру под названием «„Das Buch der Wilden“ im Lichte französischer Civilisation» («„Книга дикарей“ в свете французской цивилизации»). Разоблачение было скандальным — оказалось, что знаки «третьего типа», принятые аббатом за неизвестную силлабическую систему, были всего-навсего буквами немецкого готического шрифта, во многих случаях недвусмысленно объясняя смысл нарисованного. Так, под знаком, который </text:span><text:span text:style-name="T3">Домене</text:span><text:span text:style-name="T1"> принял за молнию, стояло немецкое слово Wurst, то есть «колбаса», написанное, впрочем, с орфографическими ошибками — Wurszd. Кроме того, тетрадь пестрела немецкими словами ich will — «я хочу», </text:span><text:span text:style-name="T3">Grund</text:span><text:span text:style-name="T1"> — «долина», Hass — «ненависть», nicht wohl — «нехорошо», unschuldig — «невинно», schaedlich — «вредно», bei Gott — «по-божески» и т. д. Из-за того, что аббат не был знаком с готическим шрифтом, плохо знал немецкий язык и заранее предположил, что перед ним индейский манускрипт, не приняв во внимание иные возможности, а также, вероятно, из-за спешки, в которой готовилось издание, исследователь и его работа превратились в предмет насмешек. Немецкий автор не щадил </text:span><text:span text:style-name="T6">Домене</text:span><text:span text:style-name="T1">:<text:line-break/><text:line-break/></text:span><text:span text:style-name="T3">Размахивающая</text:span><text:span text:style-name="T1"> плетью фигура — не индейский шаман, а учитель, наказывающий ученика. Странной формы фигура — не символ молнии и наказания господнего, а самая обыкновенная колбаса. Шестиглазый человек — не мудрый и отважный вождь племени, а плод богатой детской фантазии. Не три главных шамана подносят ко рту ритуальные предметы, а три ребёнка едят бублики. Бог облаков, дух огня и другие загробные личности обязаны своим существованием известному трюку, применяемому детьми при рисовании: точка, точка, два кружочка… А что касается фаллического культа, подобное примитивное бесстыдство аббат в большом количестве может увидеть и у себя в </text:span><text:span text:style-name="T6">Париже</text:span><text:span text:style-name="T1">, была бы только охота; баловники-мальчишки пачкают подобными рисунками стены определённых ассенизационных объектов.<text:line-break/></text:span><text:soft-page-break/><text:span text:style-name="T1"><text:line-break/>Объект, принятый аббатом за бочонок «огненной воды», был, по-видимому, ульем или сотами, так как рядом стояло немецкое слово Honig, то есть «мёд».<text:line-break/><text:line-break/>Окончательный вердикт выглядел следующим образом — «Книга дикарей» на самом деле представляла собой ученическую тетрадь немецкого мальчика, от скуки исчеркавшего её вдоль и поперёк. </text:span><text:span text:style-name="T3">Петцольдта</text:span><text:span text:style-name="T1"> поддержали берлинская газета </text:span><text:span text:style-name="T6">Vossische Zeitung</text:span><text:span text:style-name="T1"> и ещё одна аугсбургская газета, поднявшие дешифровщика на смех.<text:line-break/><text:line-break/></text:span><text:span text:style-name="T6">Домене</text:span><text:span text:style-name="T1"> пытался защищаться, выпустив в том же году книгу «Правда о „Книге дикарей“. Посвящается исследователям английским, немецким и бельгийским», но его уже никто не слушал. Книгу </text:span><text:span text:style-name="T6">Петцольдта</text:span><text:span text:style-name="T1"> перевели на французский язык, после чего аббат и министр двора, способствовавший её изданию, были осмеяны. В истории «Книги дикарей» была поставлена окончательная точка.<text:line-break/><text:line-break/>Иные мнения об авторстве и содержании «Книги дикарей»<text:line-break/>Со времени, прошедшего после публикации и скандального разоблачения «уникального индейского манускрипта», были высказаны иные мнения о его содержании и возможном авторстве.<text:line-break/>Так, в частности, и сейчас находятся сторонники возможной подлинности «Книги дикарей» и её ценности для изучения истории индейских культур северо-западного региона.<text:line-break/>Ещё одно предположение состоит в том, что автором был некий индеец, обученный немецкому языку в соответствующей миссии.<text:line-break/><text:line-break/>Предполагается также, что «Книга дикарей» как таковая никогда не существовала до </text:span><text:span text:style-name="T6">Эммануэля Домене</text:span><text:span text:style-name="T1">, который самостоятельно создал её, видимо, с целью мистификации, или же её подлинным автором был </text:span><text:span text:style-name="T6">Хуан Торквемада</text:span><text:span text:style-name="T1">, монах-францисканец, миссионер в </text:span><text:span text:style-name="T6">Мексике</text:span><text:span text:style-name="T1"> XVI века. Предполагают также, что настоящий Домене не имел ничего общего с «Книгой дикарей», но его имя было добавлено на обложку «Манускрипта…» неизвестным шутником.<text:line-break/><text:line-break/>Эти мнения, как предположительные и основанные на весьма шаткой системе </text:span>доказательств<text:span text:style-name="T1">, в современной литературе считаются маргинальными и высказываются сравнительно редко.</text:span></text:p>
      <text:p text:style-name="P1"><text:soft-page-break/>Книга дикарей</text:p>
      <text:p text:style-name="P1">Материал из Википедии — свободной энциклопедии</text:p>
      <text:p text:style-name="P1"><text:s text:c="12"/>ORG────── <text:s text:c="24"/></text:p>
      <text:p text:style-name="P1">Пиктограммы «Книги дикарей», вероятно изображающие улей. Внизу </text:p>
      <text:p text:style-name="P1">немецкая подпись «Honig», то есть «мёд»</text:p>
      <text:p text:style-name="P1">«Кни́га дикаре́й» (фр. Livre des sauvages) — ученическая тетрадка, по </text:p>
      <text:p text:style-name="P1">всей вероятности принадлежавшая мальчику-немцу. В течение около ста </text:p>
      <text:p text:style-name="P1">лет (ок. 1750—1851) принималась за сборник пиктограмм канадских </text:p>
      <text:p text:style-name="P1">индейцев. В этом качестве её «дешифровал» миссионер и знаток индейских</text:p>
      <text:p text:style-name="P1"><text:s/>письменностей аббат Эммануэль Домене. Скандал, возникший вокруг </text:p>
      <text:p text:style-name="P1"><text:s text:c="21"/>PER───────────── <text:s text:c="27"/></text:p>
      <text:p text:style-name="P1">«Книги дикарей», стал серьёзным предостережением против метода, при </text:p>
      <text:p text:style-name="P1">котором некий факт вписывается в заранее существующую теорию при учёте</text:p>
      <text:p text:style-name="P1"><text:s/>лишь того, что соответствует ей, остальное же игнорируется.</text:p>
      <text:p text:style-name="P1">Подлинный автор «Книги» остался неизвестен. Ныне «Книга дикарей» </text:p>
      <text:p text:style-name="P1">хранится в Библиотеке Арсенала (Париж, Франция). По всей видимости, </text:p>
      <text:p text:style-name="P1"><text:s text:c="11"/>ORG──────────────── <text:s/>LOC── <text:s/>LOC──── <text:s text:c="21"/></text:p>
      <text:p text:style-name="P1">то, что ученическая тетрадь нашла в ней своё место, является </text:p>
      <text:p text:style-name="P1">результатом не мистификации, а случайной ошибки с весьма серьёзными </text:p>
      <text:p text:style-name="P1">последствиями.</text:p>
      <text:p text:style-name="P1">Книга дикарей</text:p>
      <text:p text:style-name="P1">Ещё одна пиктограмма из «Книги дикарей». Сейчас её полагают картинкой,</text:p>
      <text:p text:style-name="P1">LOC <text:s text:c="66"/></text:p>
      <text:p text:style-name="P1"><text:s/>изображающей учителя, наказывающего мальчика розгами</text:p>
      <text:p text:style-name="P1">Так называемая «Книга дикарей» представляет собой рукопись, состоявшую</text:p>
      <text:p text:style-name="P1"><text:s/>из 114 листов в четвёртку (ин-кварто), исписанных с обеих сторон, из </text:p>
      <text:p text:style-name="P1">плотной бумаги канадского производства, записи на которых делались </text:p>
      <text:p text:style-name="P1">«серебряным» и красным карандашами. Несколько страниц отсутствуют, </text:p>
      <text:p text:style-name="P1">остальные более или менее попорчены морской водой, видимо, во время </text:p>
      <text:p text:style-name="P1">путешествия в Европу. Рукопись находилась в коробке, закрывающейся на </text:p>
      <text:p text:style-name="P1"><text:s text:c="14"/>LOC─── <text:s text:c="49"/></text:p>
      <text:p text:style-name="P1">замок, и в течение около ста лет являлась собственностью маркизов де </text:p>
      <text:p text:style-name="P1"><text:s text:c="66"/>PER</text:p>
      <text:p text:style-name="P1">Польми, прежде чем один из них — Антуан-Рене де Польми д’Арженсон </text:p>
      <text:p text:style-name="P1">────── <text:s text:c="26"/>PER───────────────────────────── </text:p>
      <text:p text:style-name="P1">продал её в 1785 году в составе своей библиотеки Арсеналу Франции. </text:p>
      <text:p text:style-name="P1"><text:s text:c="49"/>ORG───── LOC──── <text:s/></text:p>
      <text:p text:style-name="P1">Подлинное происхождение «Книги дикарей» осталось неизвестным, однако </text:p>
      <text:p text:style-name="P1">Домене предположил, что она была передана де Польми одним из </text:p>
      <text:p text:style-name="P1">PER─── <text:s text:c="35"/>PER────── <text:s text:c="9"/></text:p>
      <text:p text:style-name="P1">американских миссионеров в качестве диковинки, так как среди прочего в</text:p>
      <text:p text:style-name="P1"><text:s/>собрании маркиза фигурировало множество экзотических манускриптов, в </text:p>
      <text:p text:style-name="P1">частности китайских. В 1850 году на странную рукопись обратил внимание</text:p>
      <text:p text:style-name="P1"><text:s/>смотритель библиотеки Арсенала Поль Лакруа.</text:p>
      <text:p text:style-name="P1"><text:s text:c="23"/>ORG───── PER──────── </text:p>
      <text:p text:style-name="P1"><text:soft-page-break/>Несколько позднее книгой заинтересовался некий мексиканский миссионер,</text:p>
      <text:p text:style-name="P1"><text:s/>снявший с неё копию с намерением опубликовать «неизвестный и </text:p>
      <text:p text:style-name="P1">единственный в мире манускрипт» в Соединённых Штатах. Однако французы </text:p>
      <text:p text:style-name="P1"><text:s text:c="34"/>LOC─────────────── <text:s text:c="17"/></text:p>
      <text:p text:style-name="P1">— из патриотических соображений, памятуя, что Квебек ещё в недавнем </text:p>
      <text:p text:style-name="P1"><text:s text:c="46"/>LOC─── <text:s text:c="15"/></text:p>
      <text:p text:style-name="P1">прошлом принадлежал им и потерян в войне с англичанами, — решили </text:p>
      <text:p text:style-name="P1">немедленно выпустить манускрипт и, желательно, его дешифровку, таким </text:p>
      <text:p text:style-name="P1">образом закрепив за собой приоритет открытия. Специальный приказ об </text:p>
      <text:p text:style-name="P1">этом отдал один из министров Наполеона III, и к этой работе был </text:p>
      <text:p text:style-name="P1"><text:s text:c="29"/>PER────────── <text:s text:c="21"/></text:p>
      <text:p text:style-name="P1">привлечён аббат Домене как признанный знаток индейской проблемы. </text:p>
      <text:p text:style-name="P1"><text:s text:c="16"/>PER─── <text:s text:c="42"/></text:p>
      <text:p text:style-name="P1">Возможно, эта спешка также предопределила ошибку, сделавшую из Домене </text:p>
      <text:p text:style-name="P1"><text:s text:c="63"/>ORG─── </text:p>
      <text:p text:style-name="P1">и его работы всеобщее посмешище.</text:p>
      <text:p text:style-name="P1">Состояние лингвистической науки в середине XIX века</text:p>
      <text:p text:style-name="P1">XIX век в истории языкознания ознаменовался расцветом компаративизма. </text:p>
      <text:p text:style-name="P1">«Открытие» санскрита Уильямом Джонсом, обратившим внимание на его </text:p>
      <text:p text:style-name="P1"><text:s/>ORG───── <text:s text:c="11"/>PER───────────── <text:s text:c="28"/></text:p>
      <text:p text:style-name="P1">удивительное сходство с древнегреческим и латынью, которое подтолкнуло</text:p>
      <text:p text:style-name="P1"><text:s/>его к выдвижению смелой гипотезы о том, что санскрит вместе с </text:p>
      <text:p text:style-name="P1">готским, кельтскими и древнеперсидским языком восходят к одному корню </text:p>
      <text:p text:style-name="P1">и имеют своим предком один и тот же праязык, и вместе относятся к </text:p>
      <text:p text:style-name="P1">одной и той же языковой семье, среди прочего придало новый толчок </text:p>
      <text:p text:style-name="P1">старому спору о происхождении языка. Именно в этом веке рождается </text:p>
      <text:p text:style-name="P1">сравнительно-историческое языкознание, представленное такими именами, </text:p>
      <text:p text:style-name="P1">как братья Гримм — Якоб и Вильгельм, Расмус Раск, Фридрих Шлегель, </text:p>
      <text:p text:style-name="P1"><text:s text:c="11"/>PER── <text:s text:c="2"/>PER─ <text:s text:c="2"/>PER────── <text:s/>PER──────── <text:s/>PER──────────── <text:s/></text:p>
      <text:p text:style-name="P1">Франц Бопп, впервые разрабатывается теория праязыка и способы </text:p>
      <text:p text:style-name="P1">PER─────── <text:s text:c="51"/></text:p>
      <text:p text:style-name="P1">реконструкции древних форм бесписьменного периода. Это направление </text:p>
      <text:p text:style-name="P1">дополняет собой типология — сравнение между собой языков (в первую </text:p>
      <text:p text:style-name="P1">очередь, родственных) с целью выявления общих форм, различию тех из </text:p>
      <text:p text:style-name="P1">них, которые восходят к языку-прародителю и прочих, появившихся </text:p>
      <text:p text:style-name="P1">независимо друг от друга, в результате действия одних и тех же </text:p>
      <text:p text:style-name="P1">лингвистических законов.</text:p>
      <text:p text:style-name="P1">Однако стоит заметить, что языкознание того времени ограничивалось в </text:p>
      <text:p text:style-name="P1">первую очередь индоевропейскими или, как тогда принято было говорить, </text:p>
      <text:p text:style-name="P1">«индогерманскими языками», при том что семиотика, наука о </text:p>
      <text:p text:style-name="P1">письменности, как таковая ещё не родилась (начало систематического </text:p>
      <text:p text:style-name="P1">изучения отношений между знаком и смыслом обычно относят к XX веку, </text:p>
      <text:p text:style-name="P1">работам Ф. де Соссюра); существовали разрозненные описания отдельных </text:p>
      <text:p text:style-name="P1"><text:s text:c="8"/>PER────────── <text:s text:c="47"/></text:p>
      <text:p text:style-name="P1"><text:soft-page-break/>видов письма, изредка уделялось внимание их развитию во времени.</text:p>
      <text:p text:style-name="P1">Что касается систем письменности как таковых, в середине XIX века </text:p>
      <text:p text:style-name="P1">европейские учёные были хорошо знакомы со всеми их типами, известными </text:p>
      <text:p text:style-name="P1">и поныне.</text:p>
      <text:p text:style-name="P1">Кроме алфавитных систем, присущих всем языкам, в частности языкам </text:p>
      <text:p text:style-name="P1">Западной Европы, с древних времён было известно т. н. «консонантное» </text:p>
      <text:p text:style-name="P1">LOC──────────── <text:s text:c="53"/></text:p>
      <text:p text:style-name="P1">письмо, древний алфавит которого складывался исключительно из знаков </text:p>
      <text:p text:style-name="P1">для согласных, к которым уже позднее прибавились т. н. «матери чтения»</text:p>
      <text:p text:style-name="P1"><text:s/>(лат. matres lectionis, ивр. אם קריאה‎) — то есть знаки для долгих </text:p>
      <text:p text:style-name="P1">гласных.</text:p>
      <text:p text:style-name="P1">Подлинная индейская пиктограмма. Прошение на имя президента США (1849 </text:p>
      <text:p text:style-name="P1"><text:s text:c="60"/>LOC <text:s text:c="6"/></text:p>
      <text:p text:style-name="P1">год). Содержание: «Племена журавля, трёх куниц, медведя, морского </text:p>
      <text:p text:style-name="P1">человека и сома поручили в едином порыве сердец главе племени журавля </text:p>
      <text:p text:style-name="P1">обратиться с просьбой к президенту о разрешении им переселиться в </text:p>
      <text:p text:style-name="P1">область озёр». Единство обозначается линиями, соединяющими сердца и </text:p>
      <text:p text:style-name="P1">глаза тотемных животных, искомые озёра обозначены в левом нижнем углу </text:p>
      <text:p text:style-name="P1">изображения</text:p>
      <text:p text:style-name="P1">С древнееврейским письмом Европа познакомилась благодаря Библии, </text:p>
      <text:p text:style-name="P1"><text:s text:c="26"/>LOC─── <text:s text:c="32"/></text:p>
      <text:p text:style-name="P1">изучение которой в подлиннике было одной из обязательных дисциплин в </text:p>
      <text:p text:style-name="P1">изучении богословия, через Испанию и Сицилию Европа познакомилась с </text:p>
      <text:p text:style-name="P1"><text:s text:c="27"/>LOC──── <text:s text:c="2"/>LOC─────────── <text:s text:c="16"/></text:p>
      <text:p text:style-name="P1">арабской наукой и соответственно — с арабским языком и его системой </text:p>
      <text:p text:style-name="P1">письма.</text:p>
      <text:p text:style-name="P1">Тот же Уильям Джонс, бывший судьёй в Бенгалии в 1783—1794 годах, среди</text:p>
      <text:p text:style-name="P1"><text:s text:c="7"/>PER───────── <text:s text:c="17"/>LOC───── <text:s text:c="24"/></text:p>
      <text:p text:style-name="P1"><text:s/>прочего открыл для европейских учёных систему письма деванагари, </text:p>
      <text:p text:style-name="P1">относящегося к типу т. н. «абугид», или систем слогового письма, в </text:p>
      <text:p text:style-name="P1">котором каждый знак соответствует слогу типа «согласный + гласный», </text:p>
      <text:p text:style-name="P1">слегка видоизменяясь в зависимости от конкретной гласной формы.</text:p>
      <text:p text:style-name="P1">Система собственно слогового письма, в которой каждому слогу языка </text:p>
      <text:p text:style-name="P1">соответствовал собственный, непохожий на других знак, стала известной </text:p>
      <text:p text:style-name="P1">после дешифровки Г. Гротефендом древнеперсидского письма.</text:p>
      <text:p text:style-name="P1"><text:s text:c="17"/>PER─────────── <text:s text:c="25"/></text:p>
      <text:p text:style-name="P1">Первые знания о иероглифике пришли вместе с отчётами путешественников </text:p>
      <text:p text:style-name="P1">в Китай и Японию, в частности в работах иезуитских миссионеров, </text:p>
      <text:p text:style-name="P1"><text:s text:c="2"/>LOC── <text:s text:c="2"/>LOC─── <text:s text:c="47"/></text:p>
      <text:p text:style-name="P1">изучавших языки этих стран (например, De Christina expeditione apud </text:p>
      <text:p text:style-name="P1"><text:s text:c="38"/>ORG───────────────────────────</text:p>
      <text:p text:style-name="P1">Sinas Маттео Риччи и Николя Триго, 1615). Одной из ранних китайских </text:p>
      <text:p text:style-name="P1">───── PER───────── <text:s text:c="2"/>PER───────── <text:s text:c="34"/></text:p>
      <text:p text:style-name="P1">грамматик была «Arte de la lengua mandarina», то есть «Искусство </text:p>
      <text:p text:style-name="P1">китайского языка», написанная миссионером-доминиканцем Франсиско Варо </text:p>
      <text:p text:style-name="P1"><text:soft-page-break/><text:s text:c="55"/>PER─────────── </text:p>
      <text:p text:style-name="P1">на испанском языке в 1704 году.</text:p>
      <text:p text:style-name="P1">Ж.-Ф. Шампольон, дешифровавший египетские иероглифы, сумел впервые </text:p>
      <text:p text:style-name="P1">PER──────────── <text:s text:c="51"/></text:p>
      <text:p text:style-name="P1">дать также классификацию знаков подобных систем письма, не потерявшую </text:p>
      <text:p text:style-name="P1">значения и поныне. Так, он разделял т. н. «иероглифы», находящиеся на </text:p>
      <text:p text:style-name="P1">древнеегипетских памятниках, на священные знаки, имеющие исключительно</text:p>
      <text:p text:style-name="P1"><text:s/>сакральную функцию (как то: уроборос, голубь с лавровой ветвью и т. </text:p>
      <text:p text:style-name="P1">д.), идеограммы — выражающие общее понятие, и собственно фонетические </text:p>
      <text:p text:style-name="P1">знаки.</text:p>
      <text:p text:style-name="P1">Открытие и освоение Америки принесло знание о т. н. предметной </text:p>
      <text:p text:style-name="P1"><text:s text:c="20"/>LOC──── <text:s text:c="35"/></text:p>
      <text:p text:style-name="P1">письменности (примером которой может служить узелковое письмо «кипу») </text:p>
      <text:p text:style-name="P1">и пиктографии — рисуночном письме.</text:p>
      <text:p text:style-name="P1">Знания европейских учёных того времени о системах индейской </text:p>
      <text:p text:style-name="P1">письменности</text:p>
      <text:p text:style-name="P1">Этот раздел имеет чрезмерный объём или содержит маловажные подробности</text:p>
      <text:p text:style-name="P1"><text:s/>неэнциклопедичного характера.</text:p>
      <text:p text:style-name="P1">Если вы не согласны с этим, пожалуйста, покажите в тексте </text:p>
      <text:p text:style-name="P1">существенность излагаемого материала. В противном случае раздел может </text:p>
      <text:p text:style-name="P1">быть удалён. Подробности могут быть на странице обсуждения.</text:p>
      <text:p text:style-name="P1">Двуязычная вывеска на почтовом отделении, сделанная по-английски и </text:p>
      <text:p text:style-name="P1">письмом чероки. Так же как в «Книге дикарей», буквы, похожие на </text:p>
      <text:p text:style-name="P1">латинские, перемежаются «непонятными знаками»</text:p>
      <text:p text:style-name="P1">Первыми системами индейской письменности, которые стали известны с </text:p>
      <text:p text:style-name="P1">начала испанского завоевания Центральной и Южной Америки, были </text:p>
      <text:p text:style-name="P1"><text:s text:c="29"/>LOC──────── <text:s text:c="2"/>LOC────────── <text:s text:c="6"/></text:p>
      <text:p text:style-name="P1">майяское и ацтекское иероглифическое письмо, а также «узелковое </text:p>
      <text:p text:style-name="P1">письмо» кипу (при том, что иногда полагается, будто кипу было не </text:p>
      <text:p text:style-name="P1">письмом, но мнемоническим средством или «счётами»). Глубокое изучение </text:p>
      <text:p text:style-name="P1">систем письма доколумбовой Америки началось в XVI веке, главным </text:p>
      <text:p text:style-name="P1"><text:s text:c="27"/>LOC──── <text:s text:c="29"/></text:p>
      <text:p text:style-name="P1">образом силами миссионеров.</text:p>
      <text:p text:style-name="P1">Кроме собственно индейских, в начале XIX века были хорошо известны </text:p>
      <text:p text:style-name="P1">попытки создания индейской письменности на основе европейских </text:p>
      <text:p text:style-name="P1">алфавитов — так, индеец Секвойя, не умевший ни читать, ни писать по-</text:p>
      <text:p text:style-name="P1"><text:s text:c="24"/>PER──── <text:s text:c="36"/></text:p>
      <text:p text:style-name="P1">английски, сумел создать оригинальную слоговую систему письма для </text:p>
      <text:p text:style-name="P1">языка чероки, которая употребляется и поныне. Формы знаков созданы под</text:p>
      <text:p text:style-name="P1"><text:s/>впечатлением от латинского алфавита, однако их звуковые значения не </text:p>
      <text:p text:style-name="P1">имеют ничего общего с латинскими прототипами.</text:p>
      <text:p text:style-name="P1">Микмакские слоговые знаки на берёсте упоминает в своей работе и сам </text:p>
      <text:p text:style-name="P1">Домене. Он же говорит о пропавших мексиканских кодексах кавалера Л. </text:p>
      <text:p text:style-name="P1">PER─── <text:s text:c="58"/>PER</text:p>
      <text:p text:style-name="P1">Ботурини, лишь частично осевших в коллекциях А. Гумбольдта и Обена, в </text:p>
      <text:p text:style-name="P1"><text:soft-page-break/>──────── <text:s text:c="36"/>PER────────── <text:s text:c="2"/>LOC── <text:s text:c="3"/></text:p>
      <text:p text:style-name="P1">берлинской Национальной библиотеке и Национальной библиотеке в Париже.</text:p>
      <text:p text:style-name="P1"><text:s text:c="11"/>ORG──────────────────── <text:s text:c="2"/>ORG──────────────────── <text:s text:c="2"/>LOC─── </text:p>
      <text:p text:style-name="P1">В 1840-х годах для языка кри миссионером Джеймсом Эвансом была </text:p>
      <text:p text:style-name="P1"><text:s text:c="41"/>PER───────────── <text:s text:c="5"/></text:p>
      <text:p text:style-name="P1">разработана ещё одна силлабическая система письма.</text:p>
      <text:p text:style-name="P1">Существуют также несколько «кодексов», записанных индейцами с помощью </text:p>
      <text:p text:style-name="P1">латинского алфавита, в частности, знаменитый манускрипт Уарочири.</text:p>
      <text:p text:style-name="P1"><text:s text:c="56"/>PER───── </text:p>
      <text:p text:style-name="P1">Аббат Эммануэль Домене</text:p>
      <text:p text:style-name="P1">PER───────────────────</text:p>
      <text:p text:style-name="P1">Эммануэль-Анри-Дьедонне Домене (фр. Emmanuel-Henri-Diedonné Domenech, </text:p>
      <text:p text:style-name="P1">────────────────────────────── <text:s text:c="5"/>ORG───────────────────────────── <text:s/></text:p>
      <text:p text:style-name="P1">4 ноября 1826 — ок. 1903 или 1904 года) родился в Лионе (Франция), </text:p>
      <text:p text:style-name="P1"><text:s text:c="50"/>LOC── <text:s/>LOC──── <text:s text:c="2"/></text:p>
      <text:p text:style-name="P1">учился в духовной семинарии, но, не закончив её, двадцати лет от роду </text:p>
      <text:p text:style-name="P1">избрал для себя миссионерскую деятельность в Техасе.</text:p>
      <text:p text:style-name="P1"><text:s text:c="45"/>LOC─── </text:p>
      <text:p text:style-name="P1">Около двух лет (1846—1848) он провёл в Сент-Луисе, где закончил своё </text:p>
      <text:p text:style-name="P1"><text:s text:c="39"/>LOC─────── <text:s text:c="19"/></text:p>
      <text:p text:style-name="P1">образование, изучил английский и немецкий языки (как выяснилось </text:p>
      <text:p text:style-name="P1">позднее, второй он знал достаточно поверхностно) и наконец, в 1848 </text:p>
      <text:p text:style-name="P1">году начал своё миссионерское служение в Кастровилле, городке, </text:p>
      <text:p text:style-name="P1"><text:s text:c="41"/>LOC──────── <text:s text:c="10"/></text:p>
      <text:p text:style-name="P1">основанном немецкими колонистами, затем оттуда перебрался в </text:p>
      <text:p text:style-name="P1">Браунсвилл, заслужив уважение и авторитет среди жителей Южного Техаса.</text:p>
      <text:p text:style-name="P1">LOC─────── <text:s text:c="45"/>LOC────────── </text:p>
      <text:p text:style-name="P1">В 1850 году он ненадолго вернулся в Европу, следующие два года вновь </text:p>
      <text:p text:style-name="P1"><text:s text:c="36"/>LOC─── <text:s text:c="26"/></text:p>
      <text:p text:style-name="P1">провёл в Техасе, где продолжил миссионерское служение вплоть до 1852 </text:p>
      <text:p text:style-name="P1"><text:s text:c="9"/>LOC─── <text:s text:c="53"/></text:p>
      <text:p text:style-name="P1">года, когда, окончательно подорвав своё здоровье, вынужден был </text:p>
      <text:p text:style-name="P1">вернуться во Францию, где получил место каноника в Монпелье.</text:p>
      <text:p text:style-name="P1"><text:s text:c="13"/>LOC──── <text:s text:c="30"/>LOC───── </text:p>
      <text:p text:style-name="P1">В 1861 году он ещё раз посетил американский континент в качестве </text:p>
      <text:p text:style-name="P1">раздаятеля милостыни и капеллана императора Максимилиана. Окончательно</text:p>
      <text:p text:style-name="P1"><text:s text:c="44"/>PER───────── <text:s text:c="13"/></text:p>
      <text:p text:style-name="P1"><text:s/>осев во Франции, он посвятил остаток жизни исполнению своих </text:p>
      <text:p text:style-name="P1"><text:s text:c="9"/>LOC──── <text:s text:c="44"/></text:p>
      <text:p text:style-name="P1">священнических функций, а также путешествиям и литературному </text:p>
      <text:p text:style-name="P1">творчеству.</text:p>
      <text:p text:style-name="P1">В 1882—1883 годах в последний раз посетил Америку. Скончался в конце </text:p>
      <text:p text:style-name="P1"><text:s text:c="42"/>LOC──── <text:s text:c="19"/></text:p>
      <text:p text:style-name="P1"><text:soft-page-break/>1903 (или в начале 1904 года) от апоплексического удара. Был похоронен</text:p>
      <text:p text:style-name="P1"><text:s/>в Лионе с военными почестями.</text:p>
      <text:p text:style-name="P1"><text:s text:c="3"/>LOC── <text:s text:c="21"/></text:p>
      <text:p text:style-name="P1">Эммануэль Домене был несомненно образованным человеком, так как </text:p>
      <text:p text:style-name="P1">PER───────────── <text:s text:c="47"/></text:p>
      <text:p text:style-name="P1">прекрасно знал латинский, древнегреческий, древнеегипетский, китайский</text:p>
      <text:p text:style-name="P1"><text:s/>материал, как то следует из многочисленных замечаний в его </text:p>
      <text:p text:style-name="P1">собственных книгах, касательно Америки, был сведущ в истории Мексики, </text:p>
      <text:p text:style-name="P1"><text:s text:c="31"/>LOC──── <text:s text:c="22"/>LOC──── <text:s/></text:p>
      <text:p text:style-name="P1">в частности знаком с работами ацтекского принца Иштлилшочитля, </text:p>
      <text:p text:style-name="P1"><text:s text:c="48"/>PER────────── <text:s/></text:p>
      <text:p text:style-name="P1">кодексами на языках тольтекском и науатль, а также с пиктографическими</text:p>
      <text:p text:style-name="P1"><text:s/>системами письма американских индейцев.</text:p>
      <text:p text:style-name="P1">Дешифровка иероглифов «Книги дикарей»</text:p>
      <text:p text:style-name="P1">Начиная работу, Домене разделил все изображения на собственно </text:p>
      <text:p text:style-name="P1"><text:s text:c="16"/>ORG─── <text:s text:c="39"/></text:p>
      <text:p text:style-name="P1">иероглифы (то есть рисунки), изображения европейских цифр (или нечто </text:p>
      <text:p text:style-name="P1">на них похожее) и третий тип, частично состоявший из европейских букв,</text:p>
      <text:p text:style-name="P1"><text:s/>частично из «неизвестных символов», — по аналогии с письмом чероки, </text:p>
      <text:p text:style-name="P1">аббат предположил, что этот третий тип представляет собой слоговое </text:p>
      <text:p text:style-name="P1">письмо, однако за недостатком времени и необходимой информации </text:p>
      <text:p text:style-name="P1">отказался от попыток его интерпретации.</text:p>
      <text:p text:style-name="P1">В связи с тем что среди знаков «третьего типа» ясно прочитывались </text:p>
      <text:p text:style-name="P1">имена Maria, Anna и Joannes, Домене предположил, что имеет дело с </text:p>
      <text:p text:style-name="P1"><text:s text:c="13"/>ORG─ <text:s text:c="2"/>ORG──── <text:s/>PER─── <text:s text:c="30"/></text:p>
      <text:p text:style-name="P1">записью колониального периода, сделанной уже после обращения северных </text:p>
      <text:p text:style-name="P1">племён в христианство; то, что манускрипт был привезён из Новой </text:p>
      <text:p text:style-name="P1"><text:s text:c="58"/>LOC───</text:p>
      <text:p text:style-name="P1">Франции, навело его на мысль, что перед ним письмо местных </text:p>
      <text:p text:style-name="P1">─────── <text:s text:c="51"/></text:p>
      <text:p text:style-name="P1">алгонкинских или ирокезских индейцев. Среди третьего типа он отметил </text:p>
      <text:p text:style-name="P1">«несколько весьма ясно читаемых слов английского или немецкого </text:p>
      <text:p text:style-name="P1">происхождения».</text:p>
      <text:p text:style-name="P1">Собственно иероглифы аббат разделил на четырнадцать групп или, по его </text:p>
      <text:p text:style-name="P1">собственному выражению, «глав».</text:p>
      <text:p text:style-name="P1">Первая — неполная глава, несколько листов в начале отсутствуют. стр. </text:p>
      <text:p text:style-name="P1">1—12 <text:s/></text:p>
      <text:p text:style-name="P1">Дух, благословляющий сидящих на корточках индейцев. Крест Св. Андрея, </text:p>
      <text:p text:style-name="P1">должный символизировать скальп, фаллос — символ плодородия. Первая </text:p>
      <text:p text:style-name="P1">страница открывалась изображением животного («тотема», как предположил</text:p>
      <text:p text:style-name="P1"><text:s/>Домене по аналогии с подобными изображениями) и латинской цифрой X, </text:p>
      <text:p text:style-name="P1"><text:s/>PER─── <text:s text:c="61"/></text:p>
      <text:p text:style-name="P1">которая у индейцев, по наблюдениям аббата, имела обычное цифровое </text:p>
      <text:p text:style-name="P1">значение. Третий знак дешифровке не поддавался, четвёртый выглядел как</text:p>
      <text:p text:style-name="P1"><text:s/>набор из цифр 10, 1, 0 и лежащей на боку восьмёрки, которые Домене </text:p>
      <text:p text:style-name="P1"><text:soft-page-break/><text:s text:c="61"/>ORG─── </text:p>
      <text:p text:style-name="P1">дешифровал как знак времени «0 между двумя чертами», соответствовавший</text:p>
      <text:p text:style-name="P1"><text:s/>«дню или времени, когда исполнялись фаллические обряды, нарисованные </text:p>
      <text:p text:style-name="P1">далее». В следующих знаках аббат распознал «рога, символ власти», </text:p>
      <text:p text:style-name="P1">изображение небесного свода и индейца, указывавшего пальцем на группу </text:p>
      <text:p text:style-name="P1">из четырёх соплеменников, после чего следовала фаллическая сцена, и </text:p>
      <text:p text:style-name="P1">всё вместе, по мнению аббата, следовало понимать как прославление </text:p>
      <text:p text:style-name="P1">великой силы солнца, небесного божества, дающего плодородие. Ещё </text:p>
      <text:p text:style-name="P1">несколько рисунков в «первой части» — среди прочих, находящиеся на </text:p>
      <text:p text:style-name="P1">разорванной четвёртой странице, определялись как «мертвец» (человек </text:p>
      <text:p text:style-name="P1">без головы), крест Св. Андрея, скальп и божество с солнечным нимбом. </text:p>
      <text:p text:style-name="P1"><text:s text:c="19"/>PER─────── <text:s text:c="39"/></text:p>
      <text:p text:style-name="P1">Сцена порки, по мнению Домене, представляла собой посвящение, где </text:p>
      <text:p text:style-name="P1"><text:s text:c="23"/>PER─── <text:s text:c="36"/></text:p>
      <text:p text:style-name="P1">шаман держит в руке орлиное перо (стилизованное под хворостину), </text:p>
      <text:p text:style-name="P1">передавая адепту «эманацию сакральной силы», далее нашлось изображение</text:p>
      <text:p text:style-name="P1"><text:s/>«священного дерева» и т. д. — иными словами, по мнению дешифровщика, </text:p>
      <text:p text:style-name="P1">первая часть была полностью посвящена оргиастическим обрядам, имевшим </text:p>
      <text:p text:style-name="P1">своей целью обеспечить плодородие.</text:p>
      <text:p text:style-name="P1">Вторая — стр. 13—16, причём 14 и 15 остались чистыми, что видимо, </text:p>
      <text:p text:style-name="P1">следует приписать случайности. <text:s/></text:p>
      <text:p text:style-name="P1">Индеец с фаллическим символом или знаком власти на голове. </text:p>
      <text:p text:style-name="P1">Христианская часовня. Дерево, символизирующее лес, волшебный камень и </text:p>
      <text:p text:style-name="P1">волшебная кость. По Домене, была посвящена процессу христианизации </text:p>
      <text:p text:style-name="P1"><text:s text:c="20"/>ORG─── <text:s text:c="40"/></text:p>
      <text:p text:style-name="P1">туземцев. На ней, кроме очередного фаллического символа мощи, нашлось </text:p>
      <text:p text:style-name="P1">изображение христианской часовни, дерева (символизирующего лес или </text:p>
      <text:p text:style-name="P1">рощу, как то принято изображать в индейских манускриптах), а также </text:p>
      <text:p text:style-name="P1">«волшебного камня» и «волшебной кости». В изображении круга, </text:p>
      <text:p text:style-name="P1">перечёркнутого крестом, аббату удалось распознать символ миссионера, </text:p>
      <text:p text:style-name="P1">преподающего индейцам, уже обращённым в католичество, таинство </text:p>
      <text:p text:style-name="P1">причастия. Сам символ, по его мнению, должен был значить гостию.</text:p>
      <text:p text:style-name="P1">Третья — стр. 17—27. <text:s/></text:p>
      <text:p text:style-name="P1">Великий маг или дух, причём две головы — символ его «удвоенной» </text:p>
      <text:p text:style-name="P1">магической мощи как в реальном, так и в потустороннем мире. Лежащая </text:p>
      <text:p text:style-name="P1">фигура изображает мертвеца или человека, с помощью колдовства </text:p>
      <text:p text:style-name="P1">лишённого способностей знахаря. Изображает индейских знахарей </text:p>
      <text:p text:style-name="P1">(medicine men), украшенных перьями, и т. н. «медицинские мешки» — </text:p>
      <text:p text:style-name="P1">обязательный атрибут их профессии и медицинский шалаш. Здесь же </text:p>
      <text:p text:style-name="P1">находились пары, с головами и глазами, соединёнными линией, что по </text:p>
      <text:p text:style-name="P1">обычной индейской символике должно было обозначать «единство взглядов </text:p>
      <text:p text:style-name="P1">и мыслей». Очередная сцена порки на этот раз интерпретировалась как </text:p>
      <text:p text:style-name="P1">шаман, излечивающий больного путём добывания из его внутренностей </text:p>
      <text:p text:style-name="P1">«духа».</text:p>
      <text:p text:style-name="P1">Четвёртая — стр. 28—40. <text:s/></text:p>
      <text:p text:style-name="P1"><text:soft-page-break/>Вождь, увенчанный рогами — символом могущества в сопровождении личного</text:p>
      <text:p text:style-name="P1"><text:s/>духа. Внизу — два вождя с символами луны или ночи, полукружьями, в </text:p>
      <text:p text:style-name="P1">руках. Поставила исследователя в тупик. Она, в основном, посвящалась </text:p>
      <text:p text:style-name="P1">также откровенным сценам фаллического содержания, однако здесь нашёлся</text:p>
      <text:p text:style-name="P1"><text:s/>таинственный знак, напоминающий ножницы, и над ним человеческая </text:p>
      <text:p text:style-name="P1">фигура. Исходя из того, что индейцы ножницами не пользуются, аббат </text:p>
      <text:p text:style-name="P1">предположил, что перед ним изображение тотема. Здесь же нашлось </text:p>
      <text:p text:style-name="P1">изображение человека с диском в руке, что было понято как «луна» или </text:p>
      <text:p text:style-name="P1">ночь, очередной рогатый вождь. Изображение косых линий дождя дало </text:p>
      <text:p text:style-name="P1">возможность думать, что речь в четвёртой части идёт о заклинании </text:p>
      <text:p text:style-name="P1">погоды. Здесь же находилась палатка, увенчанная крестом, — как то </text:p>
      <text:p text:style-name="P1">практиковалось среди первых миссионеров, осваивавших канадский север.</text:p>
      <text:p text:style-name="P1">Пятая — стр. 41—48, сильно попорченная. <text:s/></text:p>
      <text:p text:style-name="P1">Пленник, привязанный к столбу, и марширующий мимо него дух в </text:p>
      <text:p text:style-name="P1">снегоступах, «слушающий» небо вождь и индейские дети. Начинается </text:p>
      <text:p text:style-name="P1">разорванной 41-й страницей. Здесь нашлось изображение «вождя» с </text:p>
      <text:p text:style-name="P1">карикатурно огромными ушами (то есть «слушающего») и человека, </text:p>
      <text:p text:style-name="P1">марширующего в снегоступах мимо привязанного к столбу пленника. </text:p>
      <text:p text:style-name="P1">Снегоступы, по мнению аббата, должны были значить, что перед нами не </text:p>
      <text:p text:style-name="P1">PER─────── <text:s text:c="58"/></text:p>
      <text:p text:style-name="P1">живой человек, а дух. На 47-й странице нашлось имя «Anna», которое </text:p>
      <text:p text:style-name="P1">аббат счёл необходимым понимать в буквальном смысле.</text:p>
      <text:p text:style-name="P1">Шестая — стр. 49—60. <text:s/></text:p>
      <text:p text:style-name="P1">Два вождя с соединёнными цепочкой головами — как знак единства их </text:p>
      <text:p text:style-name="P1">мыслей и заключения союза. Луна (перечёркнутый кружок) как символ ночи</text:p>
      <text:p text:style-name="P1"><text:s/>и времени колдовства и заключения магических союзов. Тотем, похожий </text:p>
      <text:p text:style-name="P1">на лошадь или осла, вероятно изображающий рысь. Несёт изображение </text:p>
      <text:p text:style-name="P1">«отдыхающего вождя» (ибо его тотем стоит прямо, а не перевёрнут, как у</text:p>
      <text:p text:style-name="P1"><text:s/>мёртвого), шесть детских фигур (три мальчика и три девочки), охотника</text:p>
      <text:p text:style-name="P1"><text:s/>с ружьём у дерева (то есть в лесу) и несколько соединённых колечек, </text:p>
      <text:p text:style-name="P1">значение которых аббат не сумел разгадать (как возможное </text:p>
      <text:p text:style-name="P1">предполагалось значение «облака», «союз» или «изобилие»).</text:p>
      <text:p text:style-name="P1">Седьмая — стр. 61—86. <text:s/></text:p>
      <text:p text:style-name="P1">Ребёнок в могиле как символ Рождества или Св. Гроба. Состояла из </text:p>
      <text:p text:style-name="P1">рисунков, по мнению исследователя, изображавших битву, животные </text:p>
      <text:p text:style-name="P1">тотемы, причём один из них, напоминавший по виду лошадь или осла, мог </text:p>
      <text:p text:style-name="P1">на самом деле быть изображением рыси. Здесь же, наряду с охотничьими </text:p>
      <text:p text:style-name="P1">обрядами, оказались «рисунок ребёнка в могиле» и двух жрецов по обеим </text:p>
      <text:p text:style-name="P1">сторонам, что аббат поспешил интерпретировать как изображение сцены </text:p>
      <text:p text:style-name="P1">Рождества или, наоборот, Святого Гроба. Первое, по-видимому, </text:p>
      <text:p text:style-name="P1">подтверждалось надписью на следующей странице — «Мария». Впрочем, </text:p>
      <text:p text:style-name="P1"><text:s text:c="49"/>ORG── <text:s text:c="11"/></text:p>
      <text:p text:style-name="P1">аббат проявил осторожность и отказался делать какие-либо выводы до </text:p>
      <text:p text:style-name="P1">более скрупулёзного исследования.</text:p>
      <text:p text:style-name="P1">Восьмая — стр. 87—93. Самая короткая <text:s/></text:p>
      <text:p text:style-name="P1"><text:soft-page-break/>Послы от европейцев или от южных племён, присланные для переговоров. </text:p>
      <text:p text:style-name="P1">Широкие линии, похожие на хвосты, справа от фигур, по всей видимости, </text:p>
      <text:p text:style-name="P1">символизируют медицинские мешки — неотъемлемый атрибут знахаря. </text:p>
      <text:p text:style-name="P1">Короткая восьмая часть (страницы 87—93) изображала людей с квадратными</text:p>
      <text:p text:style-name="P1"><text:s/>причёсками, возможно, европейцев или южан, прибывших для переговоров.</text:p>
      <text:p text:style-name="P1">Девятая — стр. 94—109. <text:s/></text:p>
      <text:p text:style-name="P1">Кукурузное или рисовое поле, работающие индейцы. Изображала рисовое </text:p>
      <text:p text:style-name="P1">или кукурузное поле, человека с птичьей головой (должного </text:p>
      <text:p text:style-name="P1">символизировать могущественный дух разрушения или некую аллегорию не </text:p>
      <text:p text:style-name="P1">совсем ясного содержания) и охотничью сцену. Несколько страниц </text:p>
      <text:p text:style-name="P1">отсутствовало.</text:p>
      <text:p text:style-name="P1">Десятая — стр. 109—116. <text:s/></text:p>
      <text:p text:style-name="P1">Индейцы на тропе войны. Частично посвящалась историческим событиям, </text:p>
      <text:p text:style-name="P1">частично — религии. Здесь нашлось вновь изображение палатки с крестом </text:p>
      <text:p text:style-name="P1">и щитов, должных защитить воинов от пуль белых поселенцев.</text:p>
      <text:p text:style-name="P1">Одиннадцатая — стр. 117—140. <text:s/></text:p>
      <text:p text:style-name="P1">Переселение двух племён с Востока на Запад в местность, богатую лесами</text:p>
      <text:p text:style-name="P1"><text:s text:c="26"/>LOC──── <text:s text:c="3"/>LOC── <text:s text:c="27"/></text:p>
      <text:p text:style-name="P1"><text:s/>и целебными травами. Сверху отмечается, сколько «лун» заняло </text:p>
      <text:p text:style-name="P1">путешествие. По мнению аббата, описывала деревню и её обитателей </text:p>
      <text:p text:style-name="P1">(причём знаки, напоминающие цифры, были приняты за их количество), </text:p>
      <text:p text:style-name="P1">собранный урожай, битву двух племён с указанием количества убитых и </text:p>
      <text:p text:style-name="P1">раненых, бочонок «огненной воды» и связку шкур, видимо, для обмена, </text:p>
      <text:p text:style-name="P1">муфлона и некую группу охотников или воинов, переселение. Далее </text:p>
      <text:p text:style-name="P1">следовала битва, воплощавший её дух войны и, наконец, торжество </text:p>
      <text:p text:style-name="P1">победившего вождя и его племени.</text:p>
      <text:p text:style-name="P1">Двенадцатая — стр. 141—173. <text:s/></text:p>
      <text:p text:style-name="P1">Картуши с цифровыми или символическими изображениями, европейцы с </text:p>
      <text:p text:style-name="P1">символами власти на голове. Изображала корабли, пришедшие с Востока, </text:p>
      <text:p text:style-name="P1"><text:s text:c="60"/>LOC──── <text:s/></text:p>
      <text:p text:style-name="P1">соединённых цепью людей, вновь индейского знахаря, монограмму Христа </text:p>
      <text:p text:style-name="P1">(Н и крест над ним), вновь имя Мария, картуши, напоминающие </text:p>
      <text:p text:style-name="P1"><text:s text:c="31"/>PER── <text:s text:c="23"/></text:p>
      <text:p text:style-name="P1">египетские, и картину, рассказывающую, по всей вероятности, историю </text:p>
      <text:p text:style-name="P1">грехопадения, европейцев с символами власти, мистические сцены, по </text:p>
      <text:p text:style-name="P1">всей видимости связанные с ритуалом посвящения, бой, примирение двух </text:p>
      <text:p text:style-name="P1">противоборствующих племён, сцену крещения и т. д.</text:p>
      <text:p text:style-name="P1">Тринадцатая — стр. 174—209. <text:s/></text:p>
      <text:p text:style-name="P1">Фигура божества, человек с кроличьими ушами. Весьма сложная для </text:p>
      <text:p text:style-name="P1">понимания, изображает знахаря с птицей и сцену молитвы небесному </text:p>
      <text:p text:style-name="P1">божеству, далее следует изображение круга из точек с крестиком над </text:p>
      <text:p text:style-name="P1">ним, что можно однозначно интерпретировать как изображение </text:p>
      <text:p text:style-name="P1">католических чёток, скальпы и поселения белых (изображённые по </text:p>
      <text:p text:style-name="P1">индейской традиции в виде ряда палаток), божества и человека с </text:p>
      <text:p text:style-name="P1">кроличьими ушами.</text:p>
      <text:p text:style-name="P1"><text:soft-page-break/>Четырнадцатая — стр. 210—228. <text:s/></text:p>
      <text:p text:style-name="P1">Религиозная сцена. Изображала, по всей видимости, миссионеров, </text:p>
      <text:p text:style-name="P1">епископские митры с крестом, церкви и молящихся.</text:p>
      <text:p text:style-name="P1">Как отмечал Домене, большая часть изображений была присуща </text:p>
      <text:p text:style-name="P1"><text:s text:c="12"/>PER─── <text:s text:c="40"/></text:p>
      <text:p text:style-name="P1">исключительно этому манускрипту, что во многом обуславливало его </text:p>
      <text:p text:style-name="P1">ценность. Будучи осторожным, аббат замечал также, что его работа носит</text:p>
      <text:p text:style-name="P1"><text:s/>во многом предварительный характер и будет в дальнейшем правиться и </text:p>
      <text:p text:style-name="P1">дополняться.</text:p>
      <text:p text:style-name="P1">Таким образом, Домене делал вывод, что содержание тетрадки в основе </text:p>
      <text:p text:style-name="P1"><text:s text:c="15"/>PER─── <text:s text:c="46"/></text:p>
      <text:p text:style-name="P1">своей составляет рассказ о быте и переселении племён, появлении белых </text:p>
      <text:p text:style-name="P1">на их территории и христианизации индейцев. Рукопись свидетельствовала</text:p>
      <text:p text:style-name="P1"><text:s/>также о бесспорном существовании у краснокожих фаллического культа.</text:p>
      <text:p text:style-name="P1">Разоблачение</text:p>
      <text:p text:style-name="P1">Работа Домене первоначально была оценена очень высоко, выдвигалось </text:p>
      <text:p text:style-name="P1">ORG────────── <text:s text:c="53"/></text:p>
      <text:p text:style-name="P1">предложение пригласить аббата принять участие в конкурсе на соискание </text:p>
      <text:p text:style-name="P1">премии французской Академии наук. Однако в связи со спешкой и желанием</text:p>
      <text:p text:style-name="P1"><text:s text:c="19"/>ORG────────── <text:s text:c="37"/></text:p>
      <text:p text:style-name="P1"><text:s/>во что бы то ни стало опередить американцев министру Императорского </text:p>
      <text:p text:style-name="P1"><text:s text:c="54"/>ORG────────────</text:p>
      <text:p text:style-name="P1">двора предложено было издать работу Домене. Текст был дополнен </text:p>
      <text:p text:style-name="P1">───── <text:s text:c="30"/>ORG─── <text:s text:c="20"/></text:p>
      <text:p text:style-name="P1">иллюстрациями, достаточно полно представляющими содержание «Книги </text:p>
      <text:p text:style-name="P1">дикарей», и для сравнения даны подлинные индейские изображения, </text:p>
      <text:p text:style-name="P1">известные ранее. Книга вышла из печати под длинным заголовком </text:p>
      <text:p text:style-name="P1">«Manuscrit pictographique Américain précédé d’une Notice sur </text:p>
      <text:p text:style-name="P1">l’Ideographie des Peaux-Rouges par l’Abbé Em. Domenech, Membre de la </text:p>
      <text:p text:style-name="P1">Societé Géographique de Paris etc. Ouvrage publié sous les auspices de</text:p>
      <text:p text:style-name="P1"><text:s/>M. le Ministre d’État et de la Maison l’Empereur» («Иллюстрированное </text:p>
      <text:p text:style-name="P1">описание Америки, впервые сопровождаемое заметками, относящимися к </text:p>
      <text:p text:style-name="P1"><text:s text:c="9"/>LOC──── <text:s text:c="50"/></text:p>
      <text:p text:style-name="P1">пиктографии краснокожих, написано аббатом Эм. Домене, членом </text:p>
      <text:p text:style-name="P1"><text:s text:c="42"/>PE <text:s text:c="16"/></text:p>
      <text:p text:style-name="P1">Парижского Географического общества и т. д. Произведение издано и </text:p>
      <text:p text:style-name="P1">ORG──────────────────────────────── <text:s text:c="30"/></text:p>
      <text:p text:style-name="P1">согласовано с Государственным министром и министром Императорского </text:p>
      <text:p text:style-name="P1"><text:s text:c="52"/>LOC────────────</text:p>
      <text:p text:style-name="P1">двора», Париж, 1860 год)</text:p>
      <text:p text:style-name="P1">───── <text:s text:c="2"/>LOC── <text:s text:c="10"/></text:p>
      <text:p text:style-name="P1">Однако вскоре вмешалась политика. Как иногда предполагается, толчком к</text:p>
      <text:p text:style-name="P1"><text:s/>скандальному разоблачению оказалась речь графа Валевского, министра </text:p>
      <text:p text:style-name="P1"><text:s text:c="48"/>PER─────── <text:s text:c="10"/></text:p>
      <text:p text:style-name="P1">иностранных дел Франции, который, выступая с речью по поводу вручения </text:p>
      <text:p text:style-name="P1"><text:soft-page-break/><text:s text:c="16"/>LOC──── <text:s text:c="46"/></text:p>
      <text:p text:style-name="P1">премий Парижской художественной выставки, назвал Францию учительницей </text:p>
      <text:p text:style-name="P1"><text:s text:c="49"/>LOC──── <text:s text:c="13"/></text:p>
      <text:p text:style-name="P1">других народов.</text:p>
      <text:p text:style-name="P1">Германия была возмущена подобным славословием, и в следующем, 1861 </text:p>
      <text:p text:style-name="P1">LOC───── <text:s text:c="58"/></text:p>
      <text:p text:style-name="P1">году дрезденский библиограф Й. Петцольдт выпустил 16-страничную </text:p>
      <text:p text:style-name="P1"><text:s text:c="28"/>PER───────── <text:s text:c="23"/></text:p>
      <text:p text:style-name="P1">брошюру под названием «„Das Buch der Wilden“ im Lichte französischer </text:p>
      <text:p text:style-name="P1">Civilisation» («„Книга дикарей“ в свете французской цивилизации»). </text:p>
      <text:p text:style-name="P1">Разоблачение было скандальным — оказалось, что знаки «третьего типа», </text:p>
      <text:p text:style-name="P1">принятые аббатом за неизвестную силлабическую систему, были всего-</text:p>
      <text:p text:style-name="P1">навсего буквами немецкого готического шрифта, во многих случаях </text:p>
      <text:p text:style-name="P1">недвусмысленно объясняя смысл нарисованного. Так, под знаком, который </text:p>
      <text:p text:style-name="P1">Домене принял за молнию, стояло немецкое слово Wurst, то есть </text:p>
      <text:p text:style-name="P1">ORG─── <text:s text:c="55"/></text:p>
      <text:p text:style-name="P1">«колбаса», написанное, впрочем, с орфографическими ошибками — Wurszd. </text:p>
      <text:p text:style-name="P1">Кроме того, тетрадь пестрела немецкими словами ich will — «я хочу», </text:p>
      <text:p text:style-name="P1">Grund — «долина», Hass — «ненависть», nicht wohl — «нехорошо», </text:p>
      <text:p text:style-name="P1">ORG── <text:s text:c="57"/></text:p>
      <text:p text:style-name="P1">unschuldig — «невинно», schaedlich — «вредно», bei Gott — «по-божески»</text:p>
      <text:p text:style-name="P1"><text:s/>и т. д. Из-за того, что аббат не был знаком с готическим шрифтом, </text:p>
      <text:p text:style-name="P1">плохо знал немецкий язык и заранее предположил, что перед ним </text:p>
      <text:p text:style-name="P1">индейский манускрипт, не приняв во внимание иные возможности, а также,</text:p>
      <text:p text:style-name="P1"><text:s/>вероятно, из-за спешки, в которой готовилось издание, исследователь и</text:p>
      <text:p text:style-name="P1"><text:s/>его работа превратились в предмет насмешек. Немецкий автор не щадил </text:p>
      <text:p text:style-name="P1">Домене:</text:p>
      <text:p text:style-name="P1">PER─── </text:p>
      <text:p text:style-name="P1">Размахивающая плетью фигура — не индейский шаман, а учитель, </text:p>
      <text:p text:style-name="P1">PER────────── <text:s text:c="47"/></text:p>
      <text:p text:style-name="P1">наказывающий ученика. Странной формы фигура — не символ молнии и </text:p>
      <text:p text:style-name="P1">наказания господнего, а самая обыкновенная колбаса. Шестиглазый </text:p>
      <text:p text:style-name="P1">человек — не мудрый и отважный вождь племени, а плод богатой детской </text:p>
      <text:p text:style-name="P1">фантазии. Не три главных шамана подносят ко рту ритуальные предметы, а</text:p>
      <text:p text:style-name="P1"><text:s/>три ребёнка едят бублики. Бог облаков, дух огня и другие загробные </text:p>
      <text:p text:style-name="P1">личности обязаны своим существованием известному трюку, применяемому </text:p>
      <text:p text:style-name="P1">детьми при рисовании: точка, точка, два кружочка… А что касается </text:p>
      <text:p text:style-name="P1">фаллического культа, подобное примитивное бесстыдство аббат в большом </text:p>
      <text:p text:style-name="P1">количестве может увидеть и у себя в Париже, была бы только охота; </text:p>
      <text:p text:style-name="P1"><text:s text:c="36"/>LOC─── <text:s text:c="23"/></text:p>
      <text:p text:style-name="P1">баловники-мальчишки пачкают подобными рисунками стены определённых </text:p>
      <text:p text:style-name="P1">ассенизационных объектов.</text:p>
      <text:p text:style-name="P1">Объект, принятый аббатом за бочонок «огненной воды», был, по-видимому,</text:p>
      <text:p text:style-name="P1"><text:s/>ульем или сотами, так как рядом стояло немецкое слово Honig, то есть </text:p>
      <text:p text:style-name="P1">«мёд».</text:p>
      <text:p text:style-name="P1"><text:soft-page-break/>Окончательный вердикт выглядел следующим образом — «Книга дикарей» на </text:p>
      <text:p text:style-name="P1">самом деле представляла собой ученическую тетрадь немецкого мальчика, </text:p>
      <text:p text:style-name="P1">от скуки исчеркавшего её вдоль и поперёк. Петцольдта поддержали </text:p>
      <text:p text:style-name="P1">берлинская газета Vossische Zeitung и ещё одна аугсбургская газета, </text:p>
      <text:p text:style-name="P1"><text:s text:c="18"/>ORG────────────── <text:s text:c="32"/></text:p>
      <text:p text:style-name="P1">поднявшие дешифровщика на смех.</text:p>
      <text:p text:style-name="P1">Домене пытался защищаться, выпустив в том же году книгу «Правда о </text:p>
      <text:p text:style-name="P1">PER─── <text:s text:c="59"/></text:p>
      <text:p text:style-name="P1">„Книге дикарей“. Посвящается исследователям английским, немецким и </text:p>
      <text:p text:style-name="P1">бельгийским», но его уже никто не слушал. Книгу Петцольдта перевели на</text:p>
      <text:p text:style-name="P1"><text:s text:c="48"/>PER─────── <text:s text:c="11"/></text:p>
      <text:p text:style-name="P1"><text:s/>французский язык, после чего аббат и министр двора, способствовавший </text:p>
      <text:p text:style-name="P1">её изданию, были осмеяны. В истории «Книги дикарей» была поставлена </text:p>
      <text:p text:style-name="P1">окончательная точка.</text:p>
      <text:p text:style-name="P1">Иные мнения об авторстве и содержании «Книги дикарей»</text:p>
      <text:p text:style-name="P1">Со времени, прошедшего после публикации и скандального разоблачения </text:p>
      <text:p text:style-name="P1">«уникального индейского манускрипта», были высказаны иные мнения о его</text:p>
      <text:p text:style-name="P1"><text:s/>содержании и возможном авторстве.</text:p>
      <text:p text:style-name="P1">Так, в частности, и сейчас находятся сторонники возможной подлинности </text:p>
      <text:p text:style-name="P1">«Книги дикарей» и её ценности для изучения истории индейских культур </text:p>
      <text:p text:style-name="P1">северо-западного региона.</text:p>
      <text:p text:style-name="P1">Ещё одно предположение состоит в том, что автором был некий индеец, </text:p>
      <text:p text:style-name="P1">обученный немецкому языку в соответствующей миссии.</text:p>
      <text:p text:style-name="P1">Предполагается также, что «Книга дикарей» как таковая никогда не </text:p>
      <text:p text:style-name="P1">существовала до Эммануэля Домене, который самостоятельно создал её, </text:p>
      <text:p text:style-name="P1"><text:s text:c="16"/>PER───────────── <text:s text:c="35"/></text:p>
      <text:p text:style-name="P1">видимо, с целью мистификации, или же её подлинным автором был Хуан </text:p>
      <text:p text:style-name="P1"><text:s text:c="62"/>PER──</text:p>
      <text:p text:style-name="P1">Торквемада, монах-францисканец, миссионер в Мексике XVI века. </text:p>
      <text:p text:style-name="P1">────────── <text:s text:c="33"/>LOC──── <text:s text:c="10"/></text:p>
      <text:p text:style-name="P1">Предполагают также, что настоящий Домене не имел ничего общего с </text:p>
      <text:p text:style-name="P1"><text:s text:c="34"/>ORG─── <text:s text:c="24"/></text:p>
      <text:p text:style-name="P1">«Книгой дикарей», но его имя было добавлено на обложку «Манускрипта…» </text:p>
      <text:p text:style-name="P1">неизвестным шутником.</text:p>
      <text:p text:style-name="P1">Эти мнения, как предположительные и основанные на весьма шаткой </text:p>
      <text:p text:style-name="P1">системе доказательств, в современной литературе считаются </text:p>
      <text:p text:style-name="P1">маргинальными и высказываются сравнительно редко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JetBrains Mono" svg:font-family="'JetBrains Mono', monospace"/>
    <style:font-face style:name="Liberation Serif" svg:font-family="'Liberation Serif'" style:font-family-generic="roman" style:font-pitch="variable"/>
    <style:font-face style:name="Menlo-Regular" svg:font-family="Menlo-Regular, monospac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4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4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6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4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Александр Владимирович Федосеев</meta:initial-creator>
    <meta:creation-date>2024-03-22T10:48:55.474022455</meta:creation-date>
    <meta:generator>LibreOffice/7.5.2.2$MacOSX_AARCH64 LibreOffice_project/53bb9681a964705cf672590721dbc85eb4d0c3a2</meta:generator>
    <dc:date>2024-03-22T14:35:02.504216690</dc:date>
    <dc:creator>Александр Владимирович Федосеев</dc:creator>
    <meta:editing-duration>PT2H50M43S</meta:editing-duration>
    <meta:editing-cycles>6</meta:editing-cycles>
    <meta:document-statistic meta:table-count="0" meta:image-count="0" meta:object-count="0" meta:page-count="25" meta:paragraph-count="530" meta:word-count="7135" meta:character-count="58627" meta:non-whitespace-character-count="46459"/>
  </office:meta>
</office:document-meta>
</file>